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m47.032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m33.345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m16.726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m17.666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1m17.113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1m16.72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883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0m0.024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0m0.032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nav </meta:initial-creator>
    <meta:creation-date>2016-05-31T14:07:56.311051779</meta:creation-date>
    <dc:date>2016-05-31T16:29:51.647167993</dc:date>
    <dc:creator>abhinav </dc:creator>
    <meta:editing-duration>PT2H6M41S</meta:editing-duration>
    <meta:editing-cycles>1</meta:editing-cycles>
    <meta:document-statistic meta:table-count="1" meta:cell-count="18" meta:object-count="0"/>
    <meta:generator>LibreOffice/4.2.3.3$Linux_X86_64 LibreOffice_project/420m0$Build-3</meta:generator>
  </office:meta>
</office:document-meta>
</file>